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ff0000" loext:opacity="100%" fo:font-weight="bold" officeooo:rsid="001a9dbf" officeooo:paragraph-rsid="001a9dbf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color="#ff0000" loext:opacity="100%" fo:font-weight="bold" officeooo:rsid="00195662" officeooo:paragraph-rsid="00195662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fo:color="#ff0000" loext:opacity="100%" fo:font-weight="bold" officeooo:rsid="001a9dbf" officeooo:paragraph-rsid="001a9dbf" style:font-weight-asian="bold" style:font-weight-complex="bold"/>
    </style:style>
    <style:style style:name="P4" style:family="paragraph" style:parent-style-name="Standard">
      <style:text-properties officeooo:paragraph-rsid="0021c851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end" style:justify-single-word="false"/>
      <style:text-properties officeooo:paragraph-rsid="0021c851"/>
    </style:style>
    <style:style style:name="P7" style:family="paragraph" style:parent-style-name="Standard">
      <style:paragraph-properties fo:text-align="end" style:justify-single-word="false"/>
      <style:text-properties officeooo:paragraph-rsid="001a9dbf"/>
    </style:style>
    <style:style style:name="P8" style:family="paragraph" style:parent-style-name="Standard">
      <style:paragraph-properties fo:text-align="start" style:justify-single-word="false"/>
      <style:text-properties officeooo:paragraph-rsid="0021c851"/>
    </style:style>
    <style:style style:name="T1" style:family="text">
      <style:text-properties officeooo:rsid="0016dc7c"/>
    </style:style>
    <style:style style:name="T2" style:family="text">
      <style:text-properties officeooo:rsid="001891d9"/>
    </style:style>
    <style:style style:name="T3" style:family="text">
      <style:text-properties fo:color="#ff0000" loext:opacity="100%" fo:font-weight="bold" officeooo:rsid="001891d9" style:font-weight-asian="bold" style:font-weight-complex="bold"/>
    </style:style>
    <style:style style:name="T4" style:family="text">
      <style:text-properties fo:color="#ff0000" loext:opacity="100%" fo:font-weight="bold" officeooo:rsid="00195662" style:font-weight-asian="bold" style:font-weight-complex="bold"/>
    </style:style>
    <style:style style:name="T5" style:family="text">
      <style:text-properties fo:color="#ff0000" loext:opacity="100%" fo:font-weight="bold" officeooo:rsid="001a9dbf" style:font-weight-asian="bold" style:font-weight-complex="bold"/>
    </style:style>
    <style:style style:name="T6" style:family="text">
      <style:text-properties fo:color="#ff0000" loext:opacity="100%" fo:font-weight="bold" officeooo:rsid="001ba72b" style:font-weight-asian="bold" style:font-weight-complex="bold"/>
    </style:style>
    <style:style style:name="T7" style:family="text">
      <style:text-properties fo:color="#ff0000" loext:opacity="100%" officeooo:rsid="001a9dbf"/>
    </style:style>
    <style:style style:name="T8" style:family="text">
      <style:text-properties officeooo:rsid="001a9db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line-break/><text:line-break/><text:line-break/>[Verso 1 – O Mito do Adamantium]</text:p>
      <text:p text:style-name="Standard"/>
      <text:p text:style-name="Standard"><text:span text:style-name="T3">B</text:span><text:line-break/>Aço além, além da carne, além da dor,</text:p>
      <text:p text:style-name="Standard"><text:span text:style-name="T3">G#m <text:s text:c="16"/></text:span><text:line-break/>Arma antiga, alma fria, puro ardor.</text:p>
      <text:p text:style-name="Standard"><text:s text:c="22"/><text:span text:style-name="T3">E</text:span><text:line-break/>Afiado mito, mais forte que o temor,</text:p>
      <text:p text:style-name="Standard"><text:s text:c="13"/><text:span text:style-name="T2"><text:s text:c="17"/></text:span><text:span text:style-name="T3">B</text:span><text:line-break/>Adamantium — o sonho do guerreiro e do escultor.</text:p>
      <text:p text:style-name="Standard"><text:line-break/></text:p>
      <text:p text:style-name="P5"><text:line-break/>Ao toque do tempo, ele não se curva,</text:p>
      <text:p text:style-name="P5"><text:s text:c="8"/><text:span text:style-name="T3">G#m</text:span><text:line-break/>Aço eterno, onde a lâmina turva.</text:p>
      <text:p text:style-name="P5"><text:s text:c="10"/><text:span text:style-name="T3">E</text:span><text:line-break/>Mas a lenda é só luz em tela vazia,</text:p>
      <text:p text:style-name="P5"><text:s text:c="10"/><text:span text:style-name="T3">F#</text:span><text:line-break/>Só tem poder porque tua mente cria.<text:line-break/></text:p>
      <text:p text:style-name="Standard"><text:span text:style-name="T4">E <text:s text:c="42"/>F#</text:span><text:line-break/>Ainda que jures que ele tudo resolveria,</text:p>
      <text:p text:style-name="Standard"><text:span text:style-name="T4">G#m <text:s text:c="19"/>F# <text:s text:c="14"/>E</text:span><text:line-break/>A verdade é outra... e é todo dia.</text:p>
      <text:p text:style-name="Standard"/>
      <text:p text:style-name="Standard"/>
      <text:p text:style-name="P5"><text:span text:style-name="T4">B</text:span><text:line-break/>Adamantium é forte, mas não é real,</text:p>
      <text:p text:style-name="P5"><text:span text:style-name="T4">G#m</text:span><text:line-break/>Não sustenta a vida, nem vence o mal.</text:p>
      <text:p text:style-name="P2">E <text:s text:c="29"/>F#</text:p>
      <text:p text:style-name="P5">Deus é o rochedo, não ficção,</text:p>
      <text:p text:style-name="P5"><text:span text:style-name="T4">G#m</text:span><text:line-break/>Ele é verdade, não invenção.</text:p>
      <text:p text:style-name="P5"><text:s text:c="20"/><text:span text:style-name="T4">E</text:span><text:line-break/>A fé que te ergue é o que te sustém,</text:p>
      <text:p text:style-name="P5"><text:s text:c="20"/><text:span text:style-name="T4">F# <text:s text:c="30"/>B</text:span></text:p>
      <text:p text:style-name="P5">O resto é só s<text:span text:style-name="T8">onho</text:span>... do que não convém.</text:p>
      <text:p text:style-name="P5"/>
      <text:p text:style-name="Standard"/>
      <text:p text:style-name="Standard"><text:span text:style-name="T5">B</text:span><text:line-break/>A vida não pede armadura de aço,</text:p>
      <text:p text:style-name="Standard"><text:s text:c="15"/><text:span text:style-name="T4">G#m</text:span></text:p>
      <text:p text:style-name="Standard">A vida é chama, é vento, é abraço.</text:p>
      <text:p text:style-name="Standard"><text:s text:c="14"/><text:span text:style-name="T4">E</text:span><text:line-break/>A queda ensina, a dor te refaz,</text:p>
      <text:p text:style-name="Standard"><text:s text:c="4"/><text:span text:style-name="T4">F#</text:span><text:line-break/>A verdade de Deus te leva à paz.</text:p>
      <text:p text:style-name="Standard"><text:soft-page-break/></text:p>
      <text:p text:style-name="P5"><text:span text:style-name="T4">B</text:span><text:line-break/>A mão invisível que tudo sustenta,</text:p>
      <text:p text:style-name="P5"><text:s text:c="20"/><text:span text:style-name="T4">G#m</text:span></text:p>
      <text:p text:style-name="P5">A voz que consola quando o mundo te enfrenta.</text:p>
      <text:p text:style-name="P5"><text:s text:c="19"/><text:span text:style-name="T4">E</text:span><text:line-break/>A fé não é fuga — é chão, é ponte,</text:p>
      <text:p text:style-name="P5"><text:s text:c="19"/><text:span text:style-name="T4">F#</text:span></text:p>
      <text:p text:style-name="P5">É Deus no vale, é luz no monte.</text:p>
      <text:p text:style-name="P5"/>
      <text:p text:style-name="Standard"><text:span text:style-name="T4">B</text:span><text:line-break/>Adamantium é forte, mas não é real,</text:p>
      <text:p text:style-name="Standard"><text:span text:style-name="T5">G#m</text:span><text:line-break/>Não sustenta a vida, nem vence o mal.</text:p>
      <text:p text:style-name="P1">E <text:s text:c="32"/>F#</text:p>
      <text:p text:style-name="Standard">Deus é o rochedo, não ficção,</text:p>
      <text:p text:style-name="P1">G#m</text:p>
      <text:p text:style-name="Standard">Ele é verdade, não invenção.</text:p>
      <text:p text:style-name="P1">E</text:p>
      <text:p text:style-name="Standard">A fé que te ergue é o que te sustém,</text:p>
      <text:p text:style-name="Standard"><text:s text:c="29"/><text:span text:style-name="T5">F# <text:s text:c="31"/>B <text:s text:c="10"/>G#m <text:s text:c="3"/>E <text:s text:c="2"/>F#</text:span><text:line-break/>O resto é só <text:span text:style-name="T8">sonho</text:span>... do que não <text:s/>convém.</text:p>
      <text:p text:style-name="P4"><text:span text:style-name="T8">do que não <text:s/>convém.<text:line-break/>do que não <text:s/>convém.</text:span></text:p>
      <text:p text:style-name="P6"><text:span text:style-name="T5">B</text:span><text:line-break/>A vida não pede armadura de aço,</text:p>
      <text:p text:style-name="P6"><text:s text:c="15"/><text:span text:style-name="T4">G#m</text:span></text:p>
      <text:p text:style-name="P6">A vida é chama, é vento, é abraço.</text:p>
      <text:p text:style-name="P6"><text:s text:c="14"/><text:span text:style-name="T4">E</text:span><text:line-break/>A queda ensina, a dor te refaz,</text:p>
      <text:p text:style-name="P6"><text:s text:c="4"/><text:span text:style-name="T4">F#</text:span><text:line-break/>A verdade de Deus te leva à paz.</text:p>
      <text:p text:style-name="P6"/>
      <text:p text:style-name="P6"/>
      <text:p text:style-name="P8"><text:span text:style-name="T4">B</text:span><text:line-break/>A mão invisível que tudo sustenta,</text:p>
      <text:p text:style-name="P8"><text:s text:c="20"/><text:span text:style-name="T4">G#m</text:span></text:p>
      <text:p text:style-name="P8">A voz que consola quando o mundo te enfrenta.</text:p>
      <text:p text:style-name="P8"><text:s text:c="19"/><text:span text:style-name="T4">E</text:span><text:line-break/>A fé não é fuga — é chão, é ponte,</text:p>
      <text:p text:style-name="P8"><text:s text:c="19"/><text:span text:style-name="T4">F#</text:span></text:p>
      <text:p text:style-name="P8">É Deus no vale, é luz no monte.</text:p>
      <text:p text:style-name="P6"/>
      <text:p text:style-name="P7"><text:span text:style-name="T5">E</text:span></text:p>
      <text:p text:style-name="P5">“Corações endurecidos como o metal,</text:p>
      <text:p text:style-name="P5"><text:s text:c="40"/><text:span text:style-name="T7">B</text:span></text:p>
      <text:p text:style-name="P5">Perseguem a luz porque já vivem no mal.</text:p>
      <text:p text:style-name="P5"><text:s text:c="31"/><text:span text:style-name="T5">G#m</text:span></text:p>
      <text:p text:style-name="P5">Mas a lâmina que corta o pescoço do justo,</text:p>
      <text:p text:style-name="P3">F#</text:p>
      <text:p text:style-name="P5">Jamais apaga o brilho d<text:span text:style-name="T8">e</text:span> Cristo.”</text:p>
      <text:p text:style-name="P5"/>
      <text:p text:style-name="P5"><text:soft-page-break/></text:p>
      <text:p text:style-name="Standard"/>
      <text:p text:style-name="P3">B</text:p>
      <text:p text:style-name="P5">A noite se espalha por terras e tronos,</text:p>
      <text:p text:style-name="P3">G#m</text:p>
      <text:p text:style-name="P5">A fé é caçada por falsos donos.</text:p>
      <text:p text:style-name="P3">E</text:p>
      <text:p text:style-name="P5">Adamantium no peito dos que odeiam,</text:p>
      <text:p text:style-name="P3">F#</text:p>
      <text:p text:style-name="P5">Dureza na alma dos que guerreiam.</text:p>
      <text:p text:style-name="P5"/>
      <text:p text:style-name="P1">E</text:p>
      <text:p text:style-name="Standard">Mas Deus não dorme, nem fica ausente,</text:p>
      <text:p text:style-name="P1">B</text:p>
      <text:p text:style-name="Standard">A justiça virá — forte e ardente.</text:p>
      <text:p text:style-name="Standard"><text:s text:c="32"/><text:span text:style-name="T5">C#m</text:span></text:p>
      <text:p text:style-name="Standard">Eles têm armas, mas nós temos o Cordeiro,</text:p>
      <text:p text:style-name="Standard"><text:s text:c="17"/><text:span text:style-name="T5">F#m</text:span></text:p>
      <text:p text:style-name="Standard">E o Reino eterno... vem ligeiro.</text:p>
      <text:p text:style-name="P5"/>
      <text:p text:style-name="P3">B</text:p>
      <text:p text:style-name="P5">Adamantium é forte, mas não é real,</text:p>
      <text:p text:style-name="P5"><text:span text:style-name="T5">G#m</text:span><text:line-break/>Deus é justiça, é amor leal.</text:p>
      <text:p text:style-name="P3">E <text:s text:c="48"/>F#</text:p>
      <text:p text:style-name="P5">A cruz é pesada, mas é salvação,</text:p>
      <text:p text:style-name="P5"><text:s text:c="21"/><text:span text:style-name="T5">G#m</text:span></text:p>
      <text:p text:style-name="P5">A vida com Cristo é ressurreição.</text:p>
      <text:p text:style-name="P5"><text:s text:c="20"/><text:span text:style-name="T6">E</text:span><text:line-break/>A fé que te ergue é o que te sustém,</text:p>
      <text:p text:style-name="P5"><text:s text:c="15"/><text:span text:style-name="T6">F# <text:s text:c="35"/>B <text:s text:c="15"/></text:span><text:line-break/>O resto é só so<text:span text:style-name="T1">nho</text:span>... do que não convém.</text:p>
      <text:p text:style-name="P5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6-07T16:08:37.117000000</meta:creation-date>
    <dc:date>2025-06-27T07:47:53.603000000</dc:date>
    <meta:editing-duration>PT6H34M23S</meta:editing-duration>
    <meta:editing-cycles>3</meta:editing-cycles>
    <meta:generator>LibreOffice/7.3.3.2$Windows_X86_64 LibreOffice_project/d1d0ea68f081ee2800a922cac8f79445e4603348</meta:generator>
    <meta:document-statistic meta:table-count="0" meta:image-count="0" meta:object-count="0" meta:page-count="3" meta:paragraph-count="86" meta:word-count="496" meta:character-count="3032" meta:non-whitespace-character-count="1770"/>
  </office:meta>
</office:document-meta>
</file>